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mic Sans MS" svg:font-family="&quot;Comic Sans MS&quot;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4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3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4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0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1.059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1.059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22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44" style:family="table-cell" style:parent-style-name="Normal_Hoja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5" style:family="table-cell" style:parent-style-name="Normal_Hoja1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Default" style:data-style-name="N3">
      <style:table-cell-properties style:vertical-align="automatic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7" style:family="table-cell" style:parent-style-name="Normal_Hoja1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style:vertical-align="automatic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4.92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2011M00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6379" table:default-cell-style-name="ce2"/>
        <table:table-row table:style-name="ro1">
          <table:table-cell office:value-type="string" table:style-name="ce43">
            <text:p>sadei</text:p>
          </table:table-cell>
          <table:table-cell table:number-columns-repeated="4" table:style-name="ce38"/>
          <table:table-cell table:number-columns-repeated="16379" table:style-name="ce2"/>
        </table:table-row>
        <table:table-row table:style-name="ro2">
          <table:table-cell table:style-name="ce42"/>
          <table:table-cell table:number-columns-repeated="4" table:style-name="ce4"/>
          <table:table-cell table:number-columns-repeated="16379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3">
            <text:p>22 de Mayo de 2011</text:p>
          </table:table-cell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70" table:style-name="ce4"/>
        </table:table-row>
        <table:table-row table:style-name="ro3">
          <table:table-cell office:value-type="string" table:style-name="ce48">
            <text:p>ASTURIAS</text:p>
          </table:table-cell>
          <table:table-cell table:number-columns-repeated="4" table:style-name="ce6"/>
          <table:table-cell table:number-columns-repeated="2" table:style-name="ce2"/>
          <table:table-cell table:number-columns-repeated="6" table:style-name="ce6"/>
          <table:table-cell table:style-name="ce7"/>
          <table:table-cell table:number-columns-repeated="16370" table:style-name="ce2"/>
        </table:table-row>
        <table:table-row table:style-name="ro4">
          <table:table-cell table:style-name="ce8"/>
          <table:table-cell table:number-columns-repeated="4" table:style-name="ce9"/>
          <table:table-cell table:number-columns-repeated="2" table:style-name="ce2"/>
          <table:table-cell table:number-columns-repeated="6" table:style-name="ce6"/>
          <table:table-cell table:style-name="ce7"/>
          <table:table-cell table:number-columns-repeated="3" table:style-name="ce4"/>
          <table:table-cell table:number-columns-repeated="16367"/>
        </table:table-row>
        <table:table-row table:style-name="ro5">
          <table:table-cell table:style-name="ce10"/>
          <table:table-cell office:value-type="string" table:style-name="ce11">
            <text:p>Número</text:p>
          </table:table-cell>
          <table:table-cell office:value-type="string" table:style-name="ce12">
            <text:p>% sobre el total de votos válidos</text:p>
          </table:table-cell>
          <table:table-cell office:value-type="string" table:style-name="ce13">
            <text:p>% sobre el total del censo</text:p>
          </table:table-cell>
          <table:table-cell office:value-type="string" table:style-name="ce11">
            <text:p>Diputados</text:p>
          </table:table-cell>
          <table:table-cell table:number-columns-repeated="2" table:style-name="ce2"/>
          <table:table-cell table:style-name="ce4"/>
          <table:table-cell table:style-name="ce14"/>
          <table:table-cell table:number-columns-repeated="3" table:style-name="ce4"/>
          <table:table-cell table:number-columns-repeated="2" table:style-name="ce14"/>
          <table:table-cell table:number-columns-repeated="3" table:style-name="ce4"/>
          <table:table-cell table:number-columns-repeated="16367"/>
        </table:table-row>
        <table:table-row table:style-name="ro6">
          <table:table-cell table:style-name="ce15"/>
          <table:table-cell table:style-name="ce14"/>
          <table:table-cell table:number-columns-repeated="3" table:style-name="ce7"/>
          <table:table-cell table:number-columns-repeated="2" table:style-name="ce2"/>
          <table:table-cell table:style-name="ce4"/>
          <table:table-cell table:style-name="ce14"/>
          <table:table-cell table:number-columns-repeated="3" table:style-name="ce4"/>
          <table:table-cell table:number-columns-repeated="2" table:style-name="ce14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16">
            <text:p>Diputados a elegir</text:p>
          </table:table-cell>
          <table:table-cell table:number-columns-repeated="3" table:style-name="ce16"/>
          <table:table-cell office:value-type="float" office:value="45" table:style-name="ce17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table:number-columns-repeated="5" table:style-name="ce2"/>
          <table:table-cell table:number-columns-repeated="3"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19">
            <text:p>Censo electoral</text:p>
          </table:table-cell>
          <table:table-cell office:value-type="float" office:value="987305" table:formula="of:=[.B12]+[.B13]" table:style-name="ce20">
            <text:p>987.305</text:p>
          </table:table-cell>
          <table:table-cell table:style-name="ce21"/>
          <table:table-cell office:value-type="float" office:value="100" table:style-name="ce22">
            <text:p>100,00</text:p>
          </table:table-cell>
          <table:table-cell table:style-name="ce7"/>
          <table:table-cell table:number-columns-repeated="3"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5">
            <text:p>Votos emitidos</text:p>
          </table:table-cell>
          <table:table-cell office:value-type="float" office:value="609072" table:style-name="ce44">
            <text:p>609.072</text:p>
          </table:table-cell>
          <table:table-cell table:style-name="ce21"/>
          <table:table-cell office:value-type="float" office:value="61.690359108887328" table:formula="of:=[.B12]/[.B11]*100" table:style-name="ce24">
            <text:p>61,69</text:p>
          </table:table-cell>
          <table:table-cell table:style-name="ce7"/>
          <table:table-cell table:number-columns-repeated="3"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25">
            <text:p>Abstención</text:p>
          </table:table-cell>
          <table:table-cell office:value-type="float" office:value="378233" table:style-name="ce45">
            <text:p>378.233</text:p>
          </table:table-cell>
          <table:table-cell table:style-name="ce26"/>
          <table:table-cell office:value-type="float" office:value="38.309640891112672" table:formula="of:=[.B13]/[.B11]*100" table:style-name="ce27">
            <text:p>38,31</text:p>
          </table:table-cell>
          <table:table-cell table:style-name="ce26"/>
          <table:table-cell table:number-columns-repeated="3"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19">
            <text:p><text:s/></text:p>
          </table:table-cell>
          <table:table-cell table:style-name="ce23"/>
          <table:table-cell table:number-columns-repeated="3" table:style-name="ce18"/>
          <table:table-cell table:number-columns-repeated="3"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19">
            <text:p>Votos emitidos</text:p>
          </table:table-cell>
          <table:table-cell office:value-type="float" office:value="609072" table:formula="of:=[.B16]+[.B17]+[.B18]" table:style-name="ce20">
            <text:p>609.072</text:p>
          </table:table-cell>
          <table:table-cell table:style-name="ce18"/>
          <table:table-cell office:value-type="float" office:value="61.690359108887328" table:formula="of:=[.B15]/[.B11]*100" table:style-name="ce28">
            <text:p>61,69</text:p>
          </table:table-cell>
          <table:table-cell table:style-name="ce18"/>
          <table:table-cell table:number-columns-repeated="3" table:style-name="ce4"/>
          <table:table-cell table:number-columns-repeated="2" table:style-name="ce18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5">
            <text:p>Votos a candidaturas</text:p>
          </table:table-cell>
          <table:table-cell office:value-type="float" office:value="584663" table:style-name="ce44">
            <text:p>584.663</text:p>
          </table:table-cell>
          <table:table-cell table:style-name="ce18"/>
          <table:table-cell office:value-type="float" office:value="59.218073442350637" table:formula="of:=[.B16]/[.B11]*100" table:style-name="ce29">
            <text:p>59,22</text:p>
          </table:table-cell>
          <table:table-cell table:style-name="ce18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5">
            <text:p>Votos en blanco</text:p>
          </table:table-cell>
          <table:table-cell office:value-type="float" office:value="15611" table:style-name="ce44">
            <text:p>15.611</text:p>
          </table:table-cell>
          <table:table-cell table:style-name="ce18"/>
          <table:table-cell office:value-type="float" office:value="1.5811729911222976" table:formula="of:=[.B17]/[.B11]*100" table:style-name="ce29">
            <text:p>1,58</text:p>
          </table:table-cell>
          <table:table-cell table:style-name="ce18"/>
          <table:table-cell table:number-columns-repeated="3" table:style-name="ce4"/>
          <table:table-cell table:style-name="ce30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25">
            <text:p>Votos nulos</text:p>
          </table:table-cell>
          <table:table-cell office:value-type="float" office:value="8798" table:style-name="ce45">
            <text:p>8.798</text:p>
          </table:table-cell>
          <table:table-cell table:style-name="ce26"/>
          <table:table-cell office:value-type="float" office:value="0.89111267541438566" table:formula="of:=[.B18]/[.B11]*100" table:style-name="ce31">
            <text:p>0,89</text:p>
          </table:table-cell>
          <table:table-cell table:style-name="ce26"/>
          <table:table-cell table:number-columns-repeated="3" table:style-name="ce4"/>
          <table:table-cell table:style-name="ce30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19">
            <text:p><text:s/></text:p>
          </table:table-cell>
          <table:table-cell table:style-name="ce23"/>
          <table:table-cell table:number-columns-repeated="3" table:style-name="ce18"/>
          <table:table-cell table:number-columns-repeated="2" table:style-name="ce2"/>
          <table:table-cell table:style-name="ce4"/>
          <table:table-cell table:style-name="ce30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19">
            <text:p>Votos válidos</text:p>
          </table:table-cell>
          <table:table-cell office:value-type="float" office:value="600274" table:formula="of:=SUM([.B21:.B39])" table:style-name="ce20">
            <text:p>600.274</text:p>
          </table:table-cell>
          <table:table-cell office:value-type="float" office:value="100" table:style-name="ce32">
            <text:p>100,00</text:p>
          </table:table-cell>
          <table:table-cell office:value-type="float" office:value="60.799246433472945" table:formula="of:=[.B20]/[.B11]*100" table:style-name="ce22">
            <text:p>60,80</text:p>
          </table:table-cell>
          <table:table-cell table:style-name="ce30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Partido Socialista Obrero Español (PSOE)</text:p>
          </table:table-cell>
          <table:table-cell office:value-type="float" office:value="179619" table:style-name="ce44">
            <text:p>179.619</text:p>
          </table:table-cell>
          <table:table-cell office:value-type="float" office:value="29.922835238574386" table:formula="of:=[.B21]/[.B$20]*100" table:style-name="ce33">
            <text:p>29,92</text:p>
          </table:table-cell>
          <table:table-cell office:value-type="float" office:value="18.192858336582919" table:formula="of:=[.B21]/[.B$11]*100" table:style-name="ce24">
            <text:p>18,19</text:p>
          </table:table-cell>
          <table:table-cell office:value-type="float" office:value="15" table:style-name="ce34">
            <text:p>15</text:p>
          </table:table-cell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Foro de Ciudadanos (FAC)</text:p>
          </table:table-cell>
          <table:table-cell office:value-type="float" office:value="178031" table:style-name="ce44">
            <text:p>178.031</text:p>
          </table:table-cell>
          <table:table-cell office:value-type="float" office:value="29.658289381182595" table:formula="of:=[.B22]/[.B$20]*100" table:style-name="ce33">
            <text:p>29,66</text:p>
          </table:table-cell>
          <table:table-cell office:value-type="float" office:value="18.032016448817743" table:formula="of:=[.B22]/[.B$11]*100" table:style-name="ce24">
            <text:p>18,03</text:p>
          </table:table-cell>
          <table:table-cell office:value-type="float" office:value="16" table:style-name="ce34">
            <text:p>16</text:p>
          </table:table-cell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Partido Popular (PP)</text:p>
          </table:table-cell>
          <table:table-cell office:value-type="float" office:value="119767" table:style-name="ce44">
            <text:p>119.767</text:p>
          </table:table-cell>
          <table:table-cell office:value-type="float" office:value="19.952055228112496" table:formula="of:=[.B23]/[.B$20]*100" table:style-name="ce33">
            <text:p>19,95</text:p>
          </table:table-cell>
          <table:table-cell office:value-type="float" office:value="12.130699226682736" table:formula="of:=[.B23]/[.B$11]*100" table:style-name="ce24">
            <text:p>12,13</text:p>
          </table:table-cell>
          <table:table-cell office:value-type="float" office:value="10" table:style-name="ce34">
            <text:p>10</text:p>
          </table:table-cell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Izquierda Unida de Asturias-Los Verdes d’Asturies (IU-LOS VERDES)</text:p>
          </table:table-cell>
          <table:table-cell office:value-type="float" office:value="61703" table:style-name="ce44">
            <text:p>61.703</text:p>
          </table:table-cell>
          <table:table-cell office:value-type="float" office:value="10.279139193101818" table:formula="of:=[.B24]/[.B$20]*100" table:style-name="ce33">
            <text:p>10,28</text:p>
          </table:table-cell>
          <table:table-cell office:value-type="float" office:value="6.2496391692536752" table:formula="of:=[.B24]/[.B$11]*100" table:style-name="ce24">
            <text:p>6,25</text:p>
          </table:table-cell>
          <table:table-cell office:value-type="float" office:value="4" table:style-name="ce34">
            <text:p>4</text:p>
          </table:table-cell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Unión Progreso y Democracia (UPyD)</text:p>
          </table:table-cell>
          <table:table-cell office:value-type="float" office:value="14640" table:style-name="ce44">
            <text:p>14.640</text:p>
          </table:table-cell>
          <table:table-cell office:value-type="float" office:value="2.4388862419495094" table:formula="of:=[.B25]/[.B$20]*100" table:style-name="ce33">
            <text:p>2,44</text:p>
          </table:table-cell>
          <table:table-cell office:value-type="float" office:value="1.4828244564749495" table:formula="of:=[.B25]/[.B$11]*100" table:style-name="ce24">
            <text:p>1,48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Independientes de Asturias (IDEAS)</text:p>
          </table:table-cell>
          <table:table-cell office:value-type="float" office:value="6380" table:style-name="ce44">
            <text:p>6.380</text:p>
          </table:table-cell>
          <table:table-cell office:value-type="float" office:value="1.062847966095483" table:formula="of:=[.B26]/[.B$20]*100" table:style-name="ce33">
            <text:p>1,06</text:p>
          </table:table-cell>
          <table:table-cell office:value-type="float" office:value="0.64620355411954766" table:formula="of:=[.B26]/[.B$11]*100" table:style-name="ce24">
            <text:p>0,65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Bloque por Asturies-UNA: Compromisu por Asturies (BLOQUE POR ASTURIES-UNA)</text:p>
          </table:table-cell>
          <table:table-cell office:value-type="float" office:value="6191" table:style-name="ce44">
            <text:p>6.191</text:p>
          </table:table-cell>
          <table:table-cell office:value-type="float" office:value="1.0313623445293316" table:formula="of:=[.B27]/[.B$20]*100" table:style-name="ce33">
            <text:p>1,03</text:p>
          </table:table-cell>
          <table:table-cell office:value-type="float" office:value="0.62706053347243251" table:formula="of:=[.B27]/[.B$11]*100" table:style-name="ce24">
            <text:p>0,63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Frente De La Izquierda (FDLI)</text:p>
          </table:table-cell>
          <table:table-cell office:value-type="float" office:value="4598" table:style-name="ce44">
            <text:p>4.598</text:p>
          </table:table-cell>
          <table:table-cell office:value-type="float" office:value="0.76598353418605503" table:formula="of:=[.B28]/[.B$20]*100" table:style-name="ce33">
            <text:p>0,77</text:p>
          </table:table-cell>
          <table:table-cell office:value-type="float" office:value="0.46571221658960499" table:formula="of:=[.B28]/[.B$11]*100" table:style-name="ce24">
            <text:p>0,47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Los Verdes - Grupo Verde (LV-GV)</text:p>
          </table:table-cell>
          <table:table-cell office:value-type="float" office:value="3626" table:style-name="ce44">
            <text:p>3.626</text:p>
          </table:table-cell>
          <table:table-cell office:value-type="float" office:value="0.60405748041727614" table:formula="of:=[.B29]/[.B$20]*100" table:style-name="ce33">
            <text:p>0,60</text:p>
          </table:table-cell>
          <table:table-cell office:value-type="float" office:value="0.36726239611872724" table:formula="of:=[.B29]/[.B$11]*100" table:style-name="ce24">
            <text:p>0,37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Unión Renovadora Asturiana-Partiu Asturianista (URAS-PAS)</text:p>
          </table:table-cell>
          <table:table-cell office:value-type="float" office:value="2953" table:style-name="ce44">
            <text:p>2.953</text:p>
          </table:table-cell>
          <table:table-cell office:value-type="float" office:value="0.49194201314732938" table:formula="of:=[.B30]/[.B$20]*100" table:style-name="ce33">
            <text:p>0,49</text:p>
          </table:table-cell>
          <table:table-cell office:value-type="float" office:value="0.29909703688323264" table:formula="of:=[.B30]/[.B$11]*100" table:style-name="ce24">
            <text:p>0,30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Partido Antitaurino Contra el Maltrato Animal (PACMA)</text:p>
          </table:table-cell>
          <table:table-cell office:value-type="float" office:value="1950" table:style-name="ce44">
            <text:p>1.950</text:p>
          </table:table-cell>
          <table:table-cell office:value-type="float" office:value="0.32485165107934044" table:formula="of:=[.B31]/[.B$20]*100" table:style-name="ce33">
            <text:p>0,32</text:p>
          </table:table-cell>
          <table:table-cell office:value-type="float" office:value="0.19750735588293386" table:formula="of:=[.B31]/[.B$11]*100" table:style-name="ce24">
            <text:p>0,20</text:p>
          </table:table-cell>
          <table:table-cell table:style-name="ce34"/>
          <table:table-cell table:number-columns-repeated="2" table:style-name="ce2"/>
          <table:table-cell table:style-name="ce4"/>
          <table:table-cell table:style-name="ce18"/>
          <table:table-cell table:style-name="ce2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Partido Comunista de los Pueblos de España (PCPE)</text:p>
          </table:table-cell>
          <table:table-cell office:value-type="float" office:value="1434" table:style-name="ce44">
            <text:p>1.434</text:p>
          </table:table-cell>
          <table:table-cell office:value-type="float" office:value="0.23889090648603803" table:formula="of:=[.B32]/[.B$20]*100" table:style-name="ce33">
            <text:p>0,24</text:p>
          </table:table-cell>
          <table:table-cell office:value-type="float" office:value="0.14524387094160368" table:formula="of:=[.B32]/[.B$11]*100" table:style-name="ce24">
            <text:p>0,15</text:p>
          </table:table-cell>
          <table:table-cell table:style-name="ce34"/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7">
          <table:table-cell office:value-type="string" table:style-name="ce47">
            <text:p>Conceyu Abierto (CONCEYU ABIERTO)</text:p>
          </table:table-cell>
          <table:table-cell office:value-type="float" office:value="1421" table:style-name="ce44">
            <text:p>1.421</text:p>
          </table:table-cell>
          <table:table-cell office:value-type="float" office:value="0.23672522881217575" table:formula="of:=[.B33]/[.B$20]*100" table:style-name="ce33">
            <text:p>0,24</text:p>
          </table:table-cell>
          <table:table-cell office:value-type="float" office:value="0.14392715523571742" table:formula="of:=[.B33]/[.B$11]*100" table:style-name="ce24">
            <text:p>0,14</text:p>
          </table:table-cell>
          <table:table-cell table:style-name="ce34"/>
          <table:table-cell table:number-columns-repeated="6" table:style-name="ce4"/>
          <table:table-cell table:style-name="ce30"/>
          <table:table-cell table:number-columns-repeated="2" table:style-name="ce5"/>
          <table:table-cell table:number-columns-repeated="16370" table:style-name="ce4"/>
        </table:table-row>
        <table:table-row table:style-name="ro7">
          <table:table-cell office:value-type="string" table:style-name="ce47">
            <text:p>Partido Democrático y Constitucional (PDYC)</text:p>
          </table:table-cell>
          <table:table-cell office:value-type="float" office:value="1034" table:style-name="ce44">
            <text:p>1.034</text:p>
          </table:table-cell>
          <table:table-cell office:value-type="float" office:value="0.17225467036719896" table:formula="of:=[.B34]/[.B$20]*100" table:style-name="ce33">
            <text:p>0,17</text:p>
          </table:table-cell>
          <table:table-cell office:value-type="float" office:value="0.10472954152971978" table:formula="of:=[.B34]/[.B$11]*100" table:style-name="ce24">
            <text:p>0,10</text:p>
          </table:table-cell>
          <table:table-cell table:style-name="ce34"/>
          <table:table-cell table:number-columns-repeated="5" table:style-name="ce2"/>
          <table:table-cell table:style-name="ce4"/>
          <table:table-cell table:style-name="ce30"/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7">
          <table:table-cell office:value-type="string" table:style-name="ce47">
            <text:p>Democracia Nacional (DN)</text:p>
          </table:table-cell>
          <table:table-cell office:value-type="float" office:value="711" table:style-name="ce44">
            <text:p>711</text:p>
          </table:table-cell>
          <table:table-cell office:value-type="float" office:value="0.11844590970123645" table:formula="of:=[.B35]/[.B$20]*100" table:style-name="ce33">
            <text:p>0,12</text:p>
          </table:table-cell>
          <table:table-cell office:value-type="float" office:value="7.2014220529623571E-2" table:formula="of:=[.B35]/[.B$11]*100" table:style-name="ce24">
            <text:p>0,07</text:p>
          </table:table-cell>
          <table:table-cell table:style-name="ce34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9"/>
        </table:table-row>
        <table:table-row table:style-name="ro7">
          <table:table-cell office:value-type="string" table:style-name="ce47">
            <text:p>Alternativa Liberal Social (ALS)</text:p>
          </table:table-cell>
          <table:table-cell office:value-type="float" office:value="334" table:style-name="ce44">
            <text:p>334</text:p>
          </table:table-cell>
          <table:table-cell office:value-type="float" office:value="5.5641257159230621E-2" table:formula="of:=[.B36]/[.B$20]*100" table:style-name="ce33">
            <text:p>0,06</text:p>
          </table:table-cell>
          <table:table-cell office:value-type="float" office:value="3.3829465058923029E-2" table:formula="of:=[.B36]/[.B$11]*100" table:style-name="ce24">
            <text:p>0,03</text:p>
          </table:table-cell>
          <table:table-cell table:style-name="ce35"/>
          <table:table-cell table:number-columns-repeated="7" table:style-name="ce4"/>
          <table:table-cell table:number-columns-repeated="16372" table:style-name="ce2"/>
        </table:table-row>
        <table:table-row table:style-name="ro7">
          <table:table-cell office:value-type="string" table:style-name="ce47">
            <text:p>Frente Nacional-MSR (FrN-MSR)</text:p>
          </table:table-cell>
          <table:table-cell office:value-type="float" office:value="260" table:style-name="ce44">
            <text:p>260</text:p>
          </table:table-cell>
          <table:table-cell office:value-type="float" office:value="4.3313553477245394E-2" table:formula="of:=[.B37]/[.B$20]*100" table:style-name="ce33">
            <text:p>0,04</text:p>
          </table:table-cell>
          <table:table-cell office:value-type="float" office:value="2.6334314117724512E-2" table:formula="of:=[.B37]/[.B$11]*100" table:style-name="ce24">
            <text:p>0,03</text:p>
          </table:table-cell>
          <table:table-cell table:style-name="ce36"/>
          <table:table-cell table:number-columns-repeated="7" table:style-name="ce4"/>
          <table:table-cell table:number-columns-repeated="16372" table:style-name="ce2"/>
        </table:table-row>
        <table:table-row table:style-name="ro7">
          <table:table-cell office:value-type="string" table:style-name="ce47">
            <text:p>Unificación Comunista España (UCE)</text:p>
          </table:table-cell>
          <table:table-cell office:value-type="float" office:value="11" table:style-name="ce44">
            <text:p>11</text:p>
          </table:table-cell>
          <table:table-cell office:value-type="float" office:value="1.832496493268074E-3" table:formula="of:=[.B38]/[.B$20]*100" table:style-name="ce33">
            <text:p>0,00</text:p>
          </table:table-cell>
          <table:table-cell office:value-type="float" office:value="1.1141440588268061E-3" table:formula="of:=[.B38]/[.B$11]*100" table:style-name="ce24">
            <text:p>0,00</text:p>
          </table:table-cell>
          <table:table-cell table:style-name="ce37"/>
          <table:table-cell table:number-columns-repeated="7" table:style-name="ce4"/>
          <table:table-cell table:number-columns-repeated="16372" table:style-name="ce2"/>
        </table:table-row>
        <table:table-row table:style-name="ro7">
          <table:table-cell office:value-type="string" table:style-name="ce47">
            <text:p>Votos en blanco</text:p>
          </table:table-cell>
          <table:table-cell office:value-type="float" office:value="15611" table:style-name="ce46">
            <text:p>15.611</text:p>
          </table:table-cell>
          <table:table-cell office:value-type="float" office:value="2.6006457051279916" table:formula="of:=[.B39]/[.B$20]*100" table:style-name="ce33">
            <text:p>2,60</text:p>
          </table:table-cell>
          <table:table-cell office:value-type="float" office:value="1.5811729911222976" table:formula="of:=[.B39]/[.B$11]*100" table:style-name="ce24">
            <text:p>1,58</text:p>
          </table:table-cell>
          <table:table-cell table:style-name="ce37"/>
          <table:table-cell table:number-columns-repeated="2" table:style-name="ce4"/>
          <table:table-cell table:number-columns-repeated="3" table:style-name="ce7"/>
          <table:table-cell table:style-name="ce4"/>
          <table:table-cell table:number-columns-repeated="3" table:style-name="ce7"/>
          <table:table-cell table:number-columns-repeated="16370" table:style-name="ce4"/>
        </table:table-row>
        <table:table-row table:style-name="ro6">
          <table:table-cell table:number-columns-repeated="5" table:style-name="ce38"/>
          <table:table-cell table:number-columns-repeated="16379" table:style-name="ce2"/>
        </table:table-row>
        <table:table-row table:style-name="ro6">
          <table:table-cell table:number-columns-repeated="4" table:style-name="ce2"/>
          <table:table-cell table:style-name="ce37"/>
          <table:table-cell table:number-columns-repeated="16379" table:style-name="ce2"/>
        </table:table-row>
        <table:table-row table:style-name="ro6">
          <table:table-cell office:value-type="string" table:style-name="ce2">
            <text:p>Año de referencia: 2011</text:p>
          </table:table-cell>
          <table:table-cell table:style-name="ce39"/>
          <table:table-cell table:number-columns-repeated="2" table:style-name="ce2"/>
          <table:table-cell table:style-name="ce37"/>
          <table:table-cell table:number-columns-repeated="16379" table:style-name="ce2"/>
        </table:table-row>
        <table:table-row table:style-name="ro6">
          <table:table-cell office:value-type="string" table:style-name="ce2">
            <text:p>Fuente: Ministerio del Interior. Elaborado por SADEI</text:p>
          </table:table-cell>
          <table:table-cell table:number-columns-repeated="3" table:style-name="ce40"/>
          <table:table-cell table:style-name="ce19"/>
          <table:table-cell table:number-columns-repeated="16379" table:style-name="ce2"/>
        </table:table-row>
        <table:table-row table:style-name="ro6">
          <table:table-cell office:value-type="string" table:style-name="ce2">
            <text:p>Tipo de datos: Definitivos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2">
            <text:p>Última actualización: 15/06/2012</text:p>
          </table:table-cell>
          <table:table-cell table:style-name="ce41"/>
          <table:table-cell table:number-columns-repeated="16382" table:style-name="ce2"/>
        </table:table-row>
        <table:table-row table:number-rows-repeated="104853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mic Sans MS" svg:font-family="&quot;Comic Sans MS&quot;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omic Sans MS" style:font-name-asian="Comic Sans MS" style:font-name-complex="Comic Sans MS" fo:font-size="9pt" style:font-size-asian="9pt" style:font-size-complex="9pt"/>
    </style:style>
    <style:style style:name="Normal_Hoja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styles>
  <office:automatic-styles>
    <style:page-layout style:name="pm1">
      <style:page-layout-properties fo:margin-top="0in" fo:margin-bottom="0in" fo:margin-left="0.748031496062992in" fo:margin-right="0.748031496062992in" style:print-orientation="portrait" style:print-page-order="ttb" style:first-page-number="continue" style:scale-to="59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2 de Mayo de 2011</dc:title>
    <meta:initial-creator>SADEI</meta:initial-creator>
    <dc:creator>José Antonio Garmón</dc:creator>
    <meta:creation-date>2008-02-26T09:19:34Z</meta:creation-date>
    <dc:date>2020-05-25T12:30:40Z</dc:date>
    <meta:print-date>2011-05-31T10:46:09Z</meta:print-date>
  </office:meta>
</office:document-meta>
</file>